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6000002688F90C923464FDCE9.png" manifest:media-type="image/png"/>
  <manifest:file-entry manifest:full-path="Pictures/100002010000027A000001BB7447193E4458D0EE.png" manifest:media-type="image/png"/>
  <manifest:file-entry manifest:full-path="Pictures/100002010000028A000001E883189198BDF738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5.833cm" svg:height="19.395cm" svg:x="1.599cm" svg:y="0.925cm">
          <draw:image xlink:href="Pictures/100002010000028A000001E883189198BDF738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HARKS ARE FRIENDS NOT FOOD!!!!!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46cm" svg:height="14.158cm" svg:x="1.4cm" svg:y="7.178cm">
          <draw:image xlink:href="Pictures/1000020100000446000002688F90C923464FDCE9.png" xlink:type="simple" xlink:show="embed" xlink:actuate="onLoad">
            <text:p/>
          </draw:image>
        </draw:frame>
        <draw:frame draw:style-name="gr1" draw:text-style-name="P2" draw:layer="layout" svg:width="6.708cm" svg:height="4.687cm" svg:x="21.292cm" svg:y="2.286cm">
          <draw:image xlink:href="Pictures/100002010000027A000001BB7447193E4458D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2:19:54.457531381</meta:creation-date>
    <dc:date>2018-01-26T12:24:10.240998679</dc:date>
    <meta:editing-duration>PT4M18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